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10416"/>
    </style:style>
    <style:style style:name="P2" style:family="paragraph" style:parent-style-name="Text_20_body">
      <style:text-properties officeooo:paragraph-rsid="00010416"/>
    </style:style>
    <style:style style:name="T1" style:family="text">
      <style:text-properties officeooo:rsid="000104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Review Journal</text:span></text:span></text:h>
      <text:p text:style-name="P2"><text:span text:style-name="Strong_20_Emphasis"/></text:p>
      <text:p text:style-name="Text_20_body">Die Veranstaltung <text:span text:style-name="Emphasis">Kommunikative und soziale Kompetenzen</text:span> war für mich als Student eine bereichernde Erfahrung, die weit über den üblichen Fokus auf Fachwissen hinausging. Zu Beginn war ich skeptisch, ob diese Art von Kurs, der auf Kommunikation, Selbsterkenntnis und den Umgang mit anderen Menschen abzielt, tatsächlich einen Mehrwert für mein Studium der IT-Sicherheit bieten würde. Doch schon nach wenigen Sitzungen war klar, wie wichtig diese Themen auch in meinem Fachgebiet sind, wo Teamarbeit und klare Kommunikation oft eine entscheidende Rolle spielen.</text:p>
      <text:p text:style-name="Text_20_body">Ein zentraler Aspekt der Veranstaltung war der Umgang mit Konflikten in der Kommunikation. Durch Rollenspiele konnten wir realistische Szenarien simulieren, wie sie in beruflichen oder persönlichen Kontexten auftreten könnten. Besonders hilfreich fand ich, dass wir dabei nicht nur Strategien zur Konfliktlösung erlernten, sondern auch unsere eigenen Reaktionen und Verhaltensmuster reflektieren konnten. Die praktische Herangehensweise hat es mir ermöglicht, theoretische Konzepte direkt anzuwenden und ein besseres Verständnis für die Dynamik zwischenmenschlicher Kommunikation zu entwickeln.</text:p>
      <text:p text:style-name="Text_20_body">Ein weiteres Highlight der Veranstaltung war der Austausch mit meinen Kommilitonen über unsere Motivation für das Studium der IT-Sicherheit. Dieses Gespräch hat mir nicht nur geholfen, meine eigene Motivation besser zu verstehen, sondern auch ein stärkeres Gemeinschaftsgefühl innerhalb der Gruppe geschaffen. Zu sehen, wie unterschiedlich die Beweggründe und Hintergründe meiner Kommilitonen sind, war inspirierend und hat meine Perspektive auf das Studium bereichert.</text:p>
      <text:p text:style-name="Text_20_body">Die Selbstpräsentationen stellten für mich eine besondere Herausforderung dar. Obwohl ich mich zu Beginn etwas unwohl fühlte, vor der Gruppe zu sprechen, hat diese Übung mein Selbstbewusstsein gestärkt. Die konstruktive Rückmeldung der Gruppe und des Dozenten war dabei sehr wertvoll und hat mir geholfen, an meinen Schwächen zu arbeiten und meine Stärken besser zu nutzen.</text:p>
      <text:p text:style-name="Text_20_body">Rückblickend habe ich die Veranstaltung als äußerst positiv empfunden. Sie hat mir nicht nur Werkzeuge für eine effektivere Kommunikation an die Hand gegeben, sondern auch meine sozialen und persönlichen Fähigkeiten gestärkt. Besonders beeindruckt hat mich die offene und unterstützende Atmosphäre, in der es leicht fiel, sich auf die Übungen einzulassen und von den Erfahrungen der anderen zu lernen.</text:p>
      <text:p text:style-name="Text_20_body">Insgesamt war <text:span text:style-name="Emphasis">Kommunikative und soziale Kompetenzen</text:span> für mich eine erfrischende Ergänzung zu den technischen und analytischen Aspekten meines Studiums. Die Veranstaltung hat mir gezeigt, wie wichtig es ist, nicht nur fachlich kompetent, sondern auch sozial und kommunikativ stark zu sei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20:19:44.305477653</meta:creation-date>
    <dc:date>2024-11-28T20:20:51.199575983</dc:date>
    <meta:editing-duration>PT1M7S</meta:editing-duration>
    <meta:editing-cycles>1</meta:editing-cycles>
    <meta:document-statistic meta:table-count="0" meta:image-count="0" meta:object-count="0" meta:page-count="1" meta:paragraph-count="7" meta:word-count="370" meta:character-count="2697" meta:non-whitespace-character-count="2334"/>
    <meta:generator>LibreOffice/24.2.6.2$Linux_X86_64 LibreOffice_project/420$Build-2</meta:generator>
  </office:meta>
</office:document-meta>
</file>